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8925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23.998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632.49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36.579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29.02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31.557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23.512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8])" office:value-type="float"/>
          <table:table-cell table:formula="of:=SUM([.C3:.C8])" office:value-type="float"/>
          <table:table-cell table:formula="of:=SUM([.D3:.D8])" office:value-type="float"/>
          <table:table-cell table:formula="of:=SUM([.E3:.E8])" office:value-type="float"/>
          <table:table-cell table:formula="of:=SUM([.F3:.F8])" office:value-type="float"/>
          <table:table-cell table:formula="of:=SUM([.G3:.G8])" office:value-type="float"/>
          <table:table-cell table:formula="of:=SUM([.H3:.H8])" office:value-type="float"/>
          <table:table-cell table:formula="of:=SUM([.I3:.I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8])" office:value-type="float"/>
          <table:table-cell table:formula="of:=AVERAGE([.C3:.C8])" office:value-type="float"/>
          <table:table-cell table:formula="of:=AVERAGE([.D3:.D8])" office:value-type="float"/>
          <table:table-cell table:formula="of:=AVERAGE([.E3:.E8])" office:value-type="float"/>
          <table:table-cell table:formula="of:=AVERAGE([.F3:.F8])" office:value-type="float"/>
          <table:table-cell table:formula="of:=AVERAGE([.G3:.G8])" office:value-type="float"/>
          <table:table-cell table:formula="of:=AVERAGE([.H3:.H8])" office:value-type="float"/>
          <table:table-cell table:formula="of:=AVERAGE([.I3:.I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8])" office:value-type="float"/>
          <table:table-cell table:formula="of:=STDEV([.C3:.C8])" office:value-type="float"/>
          <table:table-cell table:formula="of:=STDEV([.D3:.D8])" office:value-type="float"/>
          <table:table-cell table:formula="of:=STDEV([.E3:.E8])" office:value-type="float"/>
          <table:table-cell table:formula="of:=STDEV([.F3:.F8])" office:value-type="float"/>
          <table:table-cell table:formula="of:=STDEV([.G3:.G8])" office:value-type="float"/>
          <table:table-cell table:formula="of:=STDEV([.H3:.H8])" office:value-type="float"/>
          <table:table-cell table:formula="of:=STDEV([.I3:.I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8]-[.$D3:.$D8])^2)^0.5" office:value-type="float"/>
          <table:table-cell table:number-matrix-columns-spanned="1" table:number-matrix-rows-spanned="1" table:formula="of:=SUM(([.C3:.C8]-[.$E3:.$E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8]=[.$D3:.$D8])" office:value-type="float"/>
          <table:table-cell table:number-matrix-columns-spanned="1" table:number-matrix-rows-spanned="1" table:formula="of:=SUM([.C3:.C8]=[.$E3:.$E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8]&lt;[.$F3:.$F8])" office:value-type="float"/>
          <table:table-cell table:number-matrix-columns-spanned="1" table:number-matrix-rows-spanned="1" table:formula="of:=SUM([.C3:.C8]&lt;[.$G3:.$G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8]&gt;[.$F3:.$F8])" office:value-type="float"/>
          <table:table-cell table:number-matrix-columns-spanned="1" table:number-matrix-rows-spanned="1" table:formula="of:=SUM([.C3:.C8]&gt;[.$G3:.$G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8]=[.$H3:.$H8])" office:value-type="float"/>
          <table:table-cell table:number-matrix-columns-spanned="1" table:number-matrix-rows-spanned="1" table:formula="of:=SUM([.C3:.C8]=[.$I3:.$I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8])" office:value-type="float"/>
          <table:table-cell table:formula="of:=SUM([Instances.C3:Instances.C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